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63c" officeooo:paragraph-rsid="001ce63c"/>
    </style:style>
    <style:style style:name="P2" style:family="paragraph" style:parent-style-name="Standard" style:list-style-name="L1">
      <style:text-properties officeooo:rsid="001ce63c" officeooo:paragraph-rsid="001ce63c"/>
    </style:style>
    <style:style style:name="P3" style:family="paragraph" style:parent-style-name="Standard">
      <style:text-properties fo:font-size="20pt" officeooo:rsid="001e605d" officeooo:paragraph-rsid="001e605d" style:font-size-asian="20pt" style:font-size-complex="20pt"/>
    </style:style>
    <style:style style:name="T1" style:family="text">
      <style:text-properties officeooo:rsid="001e605d"/>
    </style:style>
    <style:style style:name="T2" style:family="text">
      <style:text-properties officeooo:rsid="001ce63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WER ON SEQUENCE:<text:tab/>2,1,3,4</text:p>
      <text:p text:style-name="P3">POWER Off SEQUENCE:<text:tab/>4,3,1,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5:34:08.584323321</meta:creation-date>
    <dc:date>2018-02-18T11:01:01.499170253</dc:date>
    <meta:editing-duration>PT4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8" meta:character-count="53" meta:non-whitespace-character-count="47"/>
  </office:meta>
</office:document-meta>
</file>